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bd249" officeooo:paragraph-rsid="001bd249" style:font-weight-asian="bold" style:font-weight-complex="bold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P25" style:family="paragraph" style:parent-style-name="Text_20_body" style:list-style-name="L24"/>
    <style:style style:name="P26" style:family="paragraph" style:parent-style-name="Text_20_body" style:list-style-name="L25"/>
    <style:style style:name="T1" style:family="text">
      <style:text-properties officeooo:rsid="001aa5d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Stage 1: Foundation Setup</text:h>
      <text:list xml:id="list2006848977" text:style-name="L1">
        <text:list-item>
          <text:p text:style-name="P2"><text:span text:style-name="Strong_20_Emphasis">Role-based Authentication (Login &amp; Signup)</text:span></text:p>
          <text:list>
            <text:list-item>
              <text:p text:style-name="P2">Use <text:span text:style-name="Strong_20_Emphasis">Clerk</text:span> (authentication service).</text:p>
            </text:list-item>
            <text:list-item>
              <text:p text:style-name="P2">Roles: <text:span text:style-name="Strong_20_Emphasis">Student, Teacher, Admin</text:span>.</text:p>
            </text:list-item>
            <text:list-item>
              <text:p text:style-name="P2">Integration:</text:p>
              <text:list>
                <text:list-item>
                  <text:p text:style-name="P2"><text:span text:style-name="Strong_20_Emphasis">Frontend:</text:span></text:p>
                  <text:list>
                    <text:list-item>
                      <text:p text:style-name="P2">React-based role-specific login forms.</text:p>
                    </text:list-item>
                    <text:list-item>
                      <text:p text:style-name="P2">Redirect user to appropriate dashboard after login.</text:p>
                    </text:list-item>
                  </text:list>
                </text:list-item>
                <text:list-item>
                  <text:p text:style-name="P2"><text:span text:style-name="Strong_20_Emphasis">Backend:</text:span></text:p>
                  <text:list>
                    <text:list-item>
                      <text:p text:style-name="P2">Clerk integration for user authentication.</text:p>
                    </text:list-item>
                    <text:list-item>
                      <text:p text:style-name="P2">Maintain user roles in DB.</text:p>
                    </text:list-item>
                    <text:list-item>
                      <text:p text:style-name="P2">Secure API routes based on role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<text:span text:style-name="Strong_20_Emphasis">Component-based Interfaces (React)</text:span></text:p>
          <text:list>
            <text:list-item>
              <text:p text:style-name="P2">Create separate dashboards:</text:p>
              <text:list>
                <text:list-item>
                  <text:p text:style-name="P2"><text:span text:style-name="Strong_20_Emphasis">Student Dashboard:</text:span> subjects, timetable, resources, assignments, progress.</text:p>
                </text:list-item>
                <text:list-item>
                  <text:p text:style-name="P2"><text:span text:style-name="Strong_20_Emphasis">Teacher Dashboard:</text:span> assignments creation, student submissions, timetable upload, student progress.</text:p>
                </text:list-item>
                <text:list-item>
                  <text:p text:style-name="P2"><text:span text:style-name="Strong_20_Emphasis">Admin Dashboard:</text:span> course creation, teacher-student mapping, notice board, attendance oversight.</text:p>
                </text:list-item>
              </text:list>
            </text:list-item>
            <text:list-item>
              <text:p text:style-name="P2"><text:span text:style-name="Strong_20_Emphasis">Guidelines:</text:span></text:p>
              <text:list>
                <text:list-item>
                  <text:p text:style-name="P2">Components should align with features in project plan.</text:p>
                </text:list-item>
                <text:list-item>
                  <text:p text:style-name="P2">All pages should be <text:span text:style-name="Strong_20_Emphasis">backend and DB integrable</text:span> (no dummy data after integration).</text:p>
                </text:list-item>
              </text:list>
            </text:list-item>
          </text:list>
        </text:list-item>
      </text:list>
      <text:p text:style-name="Horizontal_20_Line"/>
      <text:h text:style-name="Heading_20_2" text:outline-level="2">Stage 2: Feature Implementation</text:h>
      <text:h text:style-name="Heading_20_3" text:outline-level="3">1. <text:span text:style-name="Strong_20_Emphasis">Timetable &amp; Curriculum</text:span></text:h>
      <text:list xml:id="list1140756074" text:style-name="L2">
        <text:list-item>
          <text:p text:style-name="P3"><text:span text:style-name="Strong_20_Emphasis">Frontend:</text:span></text:p>
          <text:list>
            <text:list-item>
              <text:p text:style-name="P3">Admin → Upload timetable &amp; curriculum (file upload / text).</text:p>
            </text:list-item>
            <text:list-item>
              <text:p text:style-name="P3">Students &amp; Teachers → View timetable &amp; curriculum.</text:p>
            </text:list-item>
          </text:list>
        </text:list-item>
        <text:list-item>
          <text:p text:style-name="P3"><text:span text:style-name="Strong_20_Emphasis">Backend:</text:span></text:p>
          <text:list>
            <text:list-item>
              <text:p text:style-name="P3">Store timetable &amp; curriculum in DB (e.g., MongoDB/PostgreSQL).</text:p>
            </text:list-item>
            <text:list-item>
              <text:p text:style-name="P3"><text:soft-page-break/>File storage (local / cloud like AWS S3).</text:p>
            </text:list-item>
            <text:list-item>
              <text:p text:style-name="P3">API to fetch timetable for each role.</text:p>
            </text:list-item>
          </text:list>
        </text:list-item>
      </text:list>
      <text:h text:style-name="Heading_20_3" text:outline-level="3">2. <text:span text:style-name="Strong_20_Emphasis">Subject Resources</text:span></text:h>
      <text:list xml:id="list849504973" text:style-name="L3">
        <text:list-item>
          <text:p text:style-name="P4"><text:span text:style-name="Strong_20_Emphasis">Frontend:</text:span></text:p>
          <text:list>
            <text:list-item>
              <text:p text:style-name="P4">Teachers/Admin → Upload subject resources (PDF, video link, notes).</text:p>
            </text:list-item>
            <text:list-item>
              <text:p text:style-name="P4">Students → View/download resources.</text:p>
            </text:list-item>
          </text:list>
        </text:list-item>
        <text:list-item>
          <text:p text:style-name="P4"><text:span text:style-name="Strong_20_Emphasis">Backend:</text:span></text:p>
          <text:list>
            <text:list-item>
              <text:p text:style-name="P4">Store metadata in DB (file type, name, uploader, course ID).</text:p>
            </text:list-item>
            <text:list-item>
              <text:p text:style-name="P4">API for fetching resources per subject.</text:p>
            </text:list-item>
          </text:list>
        </text:list-item>
      </text:list>
      <text:h text:style-name="Heading_20_3" text:outline-level="3">3. <text:span text:style-name="Strong_20_Emphasis">Assignments</text:span></text:h>
      <text:list xml:id="list3109925520" text:style-name="L4">
        <text:list-item>
          <text:p text:style-name="P5"><text:span text:style-name="Strong_20_Emphasis">Frontend:</text:span></text:p>
          <text:list>
            <text:list-item>
              <text:p text:style-name="P5">Student → Upload assignment files.</text:p>
            </text:list-item>
            <text:list-item>
              <text:p text:style-name="P5">Teacher → Create assignments, set deadlines, view student submissions, grade them.</text:p>
            </text:list-item>
          </text:list>
        </text:list-item>
        <text:list-item>
          <text:p text:style-name="P5"><text:span text:style-name="Strong_20_Emphasis">Backend:</text:span></text:p>
          <text:list>
            <text:list-item>
              <text:p text:style-name="P5">DB tables: Assignments, Submissions, Grades.</text:p>
            </text:list-item>
            <text:list-item>
              <text:p text:style-name="P5">Auto-delete old student submissions after grading (as per requirement).</text:p>
            </text:list-item>
            <text:list-item>
              <text:p text:style-name="P5">APIs for: create assignment, upload, fetch submissions, update marks.</text:p>
            </text:list-item>
          </text:list>
        </text:list-item>
      </text:list>
      <text:h text:style-name="Heading_20_3" text:outline-level="3">4. <text:span text:style-name="Strong_20_Emphasis">Admin Features</text:span></text:h>
      <text:list xml:id="list3153611051" text:style-name="L5">
        <text:list-item>
          <text:p text:style-name="P6"><text:span text:style-name="Strong_20_Emphasis">Course Management:</text:span></text:p>
          <text:list>
            <text:list-item>
              <text:p text:style-name="P6">Frontend → Form for creating courses, assigning teachers &amp; students.</text:p>
            </text:list-item>
            <text:list-item>
              <text:p text:style-name="P6">Backend → DB for courses, mapping tables (Course ↔ Teacher, Course ↔ Student).</text:p>
            </text:list-item>
          </text:list>
        </text:list-item>
        <text:list-item>
          <text:p text:style-name="P6"><text:span text:style-name="Strong_20_Emphasis">Attendance &amp; Progress Tracking:</text:span></text:p>
          <text:list>
            <text:list-item>
              <text:p text:style-name="P6">Frontend → Admin can view student attendance &amp; progress analytics.</text:p>
            </text:list-item>
            <text:list-item>
              <text:p text:style-name="P6">Backend → Store attendance records, calculate performance, expose via API.</text:p>
            </text:list-item>
          </text:list>
        </text:list-item>
        <text:list-item>
          <text:p text:style-name="P6"><text:span text:style-name="Strong_20_Emphasis">Notice Board &amp; Timetable Handling:</text:span></text:p>
          <text:list>
            <text:list-item>
              <text:p text:style-name="P6">Frontend → Admin posts notices, visible to students/teachers.</text:p>
            </text:list-item>
            <text:list-item>
              <text:p text:style-name="P6">Backend → DB for notices (date, message, posted by).</text:p>
            </text:list-item>
          </text:list>
        </text:list-item>
      </text:list>
      <text:p text:style-name="Horizontal_20_Line"/>
      <text:h text:style-name="Heading_20_2" text:outline-level="2"><text:soft-page-break/>Stage 3: Advanced Features</text:h>
      <text:h text:style-name="Heading_20_3" text:outline-level="3">1. <text:span text:style-name="Strong_20_Emphasis">Small Tests (MCQs)</text:span></text:h>
      <text:list xml:id="list3051318466" text:style-name="L6">
        <text:list-item>
          <text:p text:style-name="P7"><text:span text:style-name="Strong_20_Emphasis">Frontend:</text:span></text:p>
          <text:list>
            <text:list-item>
              <text:p text:style-name="P7">Student → Attempt test.</text:p>
            </text:list-item>
            <text:list-item>
              <text:p text:style-name="P7">Teacher → Create test, view student scores.</text:p>
            </text:list-item>
          </text:list>
        </text:list-item>
        <text:list-item>
          <text:p text:style-name="P7"><text:span text:style-name="Strong_20_Emphasis">Backend:</text:span></text:p>
          <text:list>
            <text:list-item>
              <text:p text:style-name="P7">DB for Questions, Answers, Scores.</text:p>
            </text:list-item>
            <text:list-item>
              <text:p text:style-name="P7">API for evaluation and storing results.</text:p>
            </text:list-item>
          </text:list>
        </text:list-item>
      </text:list>
      <text:h text:style-name="Heading_20_3" text:outline-level="3">2. <text:span text:style-name="Strong_20_Emphasis">Attendance System</text:span></text:h>
      <text:list xml:id="list2634174283" text:style-name="L7">
        <text:list-item>
          <text:p text:style-name="P8"><text:span text:style-name="Strong_20_Emphasis">Frontend:</text:span></text:p>
          <text:list>
            <text:list-item>
              <text:p text:style-name="P8">Teacher → Mark attendance.</text:p>
            </text:list-item>
            <text:list-item>
              <text:p text:style-name="P8">Student/Admin → View attendance.</text:p>
            </text:list-item>
          </text:list>
        </text:list-item>
        <text:list-item>
          <text:p text:style-name="P8"><text:span text:style-name="Strong_20_Emphasis">Backend:</text:span></text:p>
          <text:list>
            <text:list-item>
              <text:p text:style-name="P8">DB for attendance logs (student_id, date, status).</text:p>
            </text:list-item>
            <text:list-item>
              <text:p text:style-name="P8">API to fetch attendance history per student.</text:p>
            </text:list-item>
          </text:list>
        </text:list-item>
      </text:list>
      <text:h text:style-name="Heading_20_3" text:outline-level="3">3. <text:span text:style-name="Strong_20_Emphasis">Progress Notifications (Gamification)</text:span></text:h>
      <text:list xml:id="list347130105" text:style-name="L8">
        <text:list-item>
          <text:p text:style-name="P9"><text:span text:style-name="Strong_20_Emphasis">Logic:</text:span></text:p>
          <text:list>
            <text:list-item>
              <text:p text:style-name="P9">Track student performance (assignments + tests + attendance).</text:p>
            </text:list-item>
            <text:list-item>
              <text:p text:style-name="P9">If progress improves → send positive notification.</text:p>
            </text:list-item>
            <text:list-item>
              <text:p text:style-name="P9">If progress falls → send warning.</text:p>
            </text:list-item>
          </text:list>
        </text:list-item>
        <text:list-item>
          <text:p text:style-name="P9"><text:span text:style-name="Strong_20_Emphasis">Implementation:</text:span></text:p>
          <text:list>
            <text:list-item>
              <text:p text:style-name="P9"><text:span text:style-name="Strong_20_Emphasis">Backend:</text:span> Cron job or trigger to calculate weekly progress.</text:p>
            </text:list-item>
            <text:list-item>
              <text:p text:style-name="P9"><text:span text:style-name="Strong_20_Emphasis">Frontend:</text:span> Notification component.</text:p>
            </text:list-item>
            <text:list-item>
              <text:p text:style-name="P9"><text:span text:style-name="Strong_20_Emphasis">Database:</text:span> Store progress history.</text:p>
            </text:list-item>
          </text:list>
        </text:list-item>
      </text:list>
      <text:p text:style-name="Horizontal_20_Line"/>
      <text:h text:style-name="Heading_20_2" text:outline-level="2">Tech Stack Recommendations</text:h>
      <text:list xml:id="list770354786" text:style-name="L9">
        <text:list-item>
          <text:p text:style-name="P10"><text:span text:style-name="Strong_20_Emphasis">Frontend:</text:span> React.js + Clerk (auth) + TailwindCSS (UI).</text:p>
        </text:list-item>
        <text:list-item>
          <text:p text:style-name="P10"><text:span text:style-name="Strong_20_Emphasis">Backend:</text:span> Node.js + Express.js.</text:p>
        </text:list-item>
        <text:list-item>
          <text:p text:style-name="P10"><text:span text:style-name="Strong_20_Emphasis">Database:</text:span> PostgreSQL / MongoDB.</text:p>
        </text:list-item>
        <text:list-item>
          <text:p text:style-name="P10"><text:span text:style-name="Strong_20_Emphasis">File Storage:</text:span> Cloud (AWS S3 / Firebase Storage) or local for dev.</text:p>
        </text:list-item>
        <text:list-item>
          <text:p text:style-name="P10"><text:soft-page-break/><text:span text:style-name="Strong_20_Emphasis">Notifications:</text:span> In-app + optional email via Nodemailer</text:p>
        </text:list-item>
      </text:list>
      <text:p text:style-name="Standard"/>
      <text:p text:style-name="Standard"/>
      <text:h text:style-name="Heading_20_1" text:outline-level="1">🛠️ How to Handle</text:h>
      <text:h text:style-name="Heading_20_3" text:outline-level="3">🔹 1. Break Down into <text:span text:style-name="Strong_20_Emphasis">Stages (Modular Development)</text:span></text:h>
      <text:list xml:id="list1801773001" text:style-name="L10">
        <text:list-item>
          <text:p text:style-name="P11">You already did a good job splitting into <text:span text:style-name="Strong_20_Emphasis">Stage 1, 2, 3</text:span>.</text:p>
        </text:list-item>
        <text:list-item>
          <text:p text:style-name="P11">Rule: Finish <text:span text:style-name="Strong_20_Emphasis">one complete feature (frontend + backend + DB)</text:span> before moving to the next.</text:p>
        </text:list-item>
        <text:list-item>
          <text:p text:style-name="P11">Example: Build <text:span text:style-name="Strong_20_Emphasis">Timetable module</text:span> end-to-end → test → then move to Assignments.</text:p>
        </text:list-item>
      </text:list>
      <text:h text:style-name="Heading_20_3" text:outline-level="3">🔹 2. Use <text:span text:style-name="Strong_20_Emphasis">Version Control (Git + GitHub)</text:span></text:h>
      <text:list xml:id="list2201400610" text:style-name="L11">
        <text:list-item>
          <text:p text:style-name="P12">Each team member should work on <text:span text:style-name="Strong_20_Emphasis">separate branches</text:span> (frontend branch, backend branch, feature branch).</text:p>
        </text:list-item>
        <text:list-item>
          <text:p text:style-name="P12">Merge only when feature is stable.</text:p>
        </text:list-item>
        <text:list-item>
          <text:p text:style-name="P12">This avoids conflicts and mess.</text:p>
        </text:list-item>
      </text:list>
      <text:h text:style-name="Heading_20_3" text:outline-level="3">🔹 3. Database First Approach</text:h>
      <text:list xml:id="list1067806723" text:style-name="L12">
        <text:list-item>
          <text:p text:style-name="P13">Before coding backend, <text:span text:style-name="Strong_20_Emphasis">design the DB schema</text:span>.</text:p>
        </text:list-item>
        <text:list-item>
          <text:p text:style-name="P13">Example tables: Users, Courses, Timetable, Assignments, Submissions, Attendance, Tests, Progress, Notices.</text:p>
        </text:list-item>
        <text:list-item>
          <text:p text:style-name="P13">This ensures you don’t miss connections later.</text:p>
        </text:list-item>
      </text:list>
      <text:h text:style-name="Heading_20_3" text:outline-level="3">🔹 4. Follow Component-based Frontend</text:h>
      <text:list xml:id="list3846509386" text:style-name="L13">
        <text:list-item>
          <text:p text:style-name="P14">In React: Create <text:span text:style-name="Strong_20_Emphasis">reusable components</text:span> like <text:span text:style-name="Source_20_Text">Navbar</text:span>, <text:span text:style-name="Source_20_Text">UploadForm</text:span>, <text:span text:style-name="Source_20_Text">AssignmentCard</text:span>.</text:p>
        </text:list-item>
        <text:list-item>
          <text:p text:style-name="P14">Don’t hardcode features; pass props instead.</text:p>
        </text:list-item>
        <text:list-item>
          <text:p text:style-name="P14">This reduces frontend complexity.</text:p>
        </text:list-item>
      </text:list>
      <text:h text:style-name="Heading_20_3" text:outline-level="3">🔹 5. Backend REST APIs</text:h>
      <text:list xml:id="list2768364940" text:style-name="L14">
        <text:list-item>
          <text:p text:style-name="P15">Design APIs clearly:<text:line-break/><text:span text:style-name="Source_20_Text">POST /upload-timetable</text:span>, <text:span text:style-name="Source_20_Text">GET /student-timetable</text:span>, <text:span text:style-name="Source_20_Text">POST /create-assignment</text:span>, etc.</text:p>
        </text:list-item>
        <text:list-item>
          <text:p text:style-name="P15">Keep endpoints <text:span text:style-name="Strong_20_Emphasis">modular and consistent</text:span>.</text:p>
        </text:list-item>
      </text:list>
      <text:h text:style-name="Heading_20_3" text:outline-level="3">🔹 6. Handle Testing Early</text:h>
      <text:list xml:id="list3470941948" text:style-name="L15">
        <text:list-item>
          <text:p text:style-name="P16">After completing each module, test <text:span text:style-name="Strong_20_Emphasis">role-wise</text:span> (Student, Teacher, Admin).</text:p>
        </text:list-item>
        <text:list-item>
          <text:p text:style-name="P16">Don’t wait until the end to test everything.</text:p>
        </text:list-item>
      </text:list>
      <text:h text:style-name="Heading_20_3" text:outline-level="3"><text:soft-page-break/>🔹 7. Keep Documentation Updated</text:h>
      <text:list xml:id="list782789889" text:style-name="L16">
        <text:list-item>
          <text:p text:style-name="P17">As you build, keep updating your doc.</text:p>
        </text:list-item>
        <text:list-item>
          <text:p text:style-name="P17">If a feature needs extra DB fields or logic → add it immediately.</text:p>
        </text:list-item>
      </text:list>
      <text:h text:style-name="Heading_20_3" text:outline-level="3">🔹 8. Don’t Reinvent Everything</text:h>
      <text:list xml:id="list3841325255" text:style-name="L17">
        <text:list-item>
          <text:p text:style-name="P18">Use libraries/services when possible:</text:p>
          <text:list>
            <text:list-item>
              <text:p text:style-name="P18"><text:span text:style-name="Strong_20_Emphasis">Clerk</text:span> → Authentication.</text:p>
            </text:list-item>
            <text:list-item>
              <text:p text:style-name="P18"><text:span text:style-name="Strong_20_Emphasis">Multer / Cloudinary / Firebase</text:span> → File uploads.</text:p>
            </text:list-item>
            <text:list-item>
              <text:p text:style-name="P18"><text:span text:style-name="Strong_20_Emphasis">Chart.js / Recharts</text:span> → Progress graphs.</text:p>
            </text:list-item>
            <text:list-item>
              <text:p text:style-name="P18"><text:span text:style-name="Strong_20_Emphasis">Nodemailer</text:span> → Email notifications.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span text:style-name="Strong_20_Emphasis">Authentication &amp; Authorization</text:span></text:h>
      <text:list xml:id="list317750956" text:style-name="L18">
        <text:list-item>
          <text:p text:style-name="P19"><text:span text:style-name="Strong_20_Emphasis">Clerk</text:span> → Complete auth system (login, signup, roles).</text:p>
        </text:list-item>
      </text:list>
      <text:h text:style-name="Heading_20_3" text:outline-level="3">🔹 <text:span text:style-name="Strong_20_Emphasis">File Uploads (Assignments, Notes, Test Papers)</text:span></text:h>
      <text:list xml:id="list2286587193" text:style-name="L19">
        <text:list-item>
          <text:p text:style-name="P20"><text:span text:style-name="Strong_20_Emphasis">Cloudinary</text:span> → Stores &amp; serves files/images with CDN.</text:p>
        </text:list-item>
      </text:list>
      <text:h text:style-name="Heading_20_3" text:outline-level="3">🔹 <text:span text:style-name="Strong_20_Emphasis">Database &amp; ORM</text:span></text:h>
      <text:list xml:id="list3293092398" text:style-name="L20">
        <text:list-item>
          <text:p text:style-name="P21"><text:span text:style-name="Strong_20_Emphasis">Mongoose (MongoDB)</text:span> → Schema &amp; query building.</text:p>
        </text:list-item>
      </text:list>
      <text:h text:style-name="Heading_20_3" text:outline-level="3">🔹 <text:span text:style-name="Strong_20_Emphasis">Tests / Quizzes</text:span></text:h>
      <text:list xml:id="list3738037867" text:style-name="L21">
        <text:list-item>
          <text:p text:style-name="P22"><text:span text:style-name="Strong_20_Emphasis">React Quiz Libraries</text:span> like <text:span text:style-name="Source_20_Text">react-quiz-component</text:span>.</text:p>
        </text:list-item>
        <text:list-item>
          <text:p text:style-name="P22"><text:span text:style-name="Strong_20_Emphasis">Form Libraries</text:span>:</text:p>
          <text:list>
            <text:list-item>
              <text:p text:style-name="P22"><text:span text:style-name="Strong_20_Emphasis">Formik</text:span> (with Yup for validation).</text:p>
            </text:list-item>
            <text:list-item>
              <text:p text:style-name="P22"><text:span text:style-name="Strong_20_Emphasis">React Hook Form</text:span> (lightweight for test submissions).</text:p>
            </text:list-item>
          </text:list>
        </text:list-item>
        <text:list-item>
          <text:p text:style-name="P22"><text:span text:style-name="Strong_20_Emphasis">MongoDB Atlas Full-Text Search</text:span> → To check for plagiarism/keyword matches.</text:p>
        </text:list-item>
      </text:list>
      <text:h text:style-name="Heading_20_3" text:outline-level="3"><text:soft-page-break/>🔹 <text:span text:style-name="Strong_20_Emphasis">Progress Tracking / Reports</text:span></text:h>
      <text:list xml:id="list4076631255" text:style-name="L22">
        <text:list-item>
          <text:p text:style-name="P23"><text:span text:style-name="Strong_20_Emphasis">Chart.js</text:span> or <text:span text:style-name="Strong_20_Emphasis">Recharts</text:span> → Attendance graphs, marks distribution, performance charts.</text:p>
        </text:list-item>
      </text:list>
      <text:h text:style-name="Heading_20_3" text:outline-level="3">🔹 <text:span text:style-name="Strong_20_Emphasis">Notifications</text:span></text:h>
      <text:list xml:id="list461951064" text:style-name="L23">
        <text:list-item>
          <text:p text:style-name="P24"><text:span text:style-name="Strong_20_Emphasis">Nodemailer</text:span> → Email notifications (assignment due, test results).</text:p>
        </text:list-item>
      </text:list>
      <text:h text:style-name="Heading_20_3" text:outline-level="3">🔹 <text:span text:style-name="Strong_20_Emphasis">Deployment / Hosting</text:span></text:h>
      <text:list xml:id="list2472954496" text:style-name="L25">
        <text:list-item>
          <text:p text:style-name="P26"><text:span text:style-name="Strong_20_Emphasis">Vercel / Netlify</text:span> → Frontend hosting (React).</text:p>
        </text:list-item>
        <text:list-item>
          <text:p text:style-name="P26"><text:span text:style-name="Strong_20_Emphasis">Render / Railway / Heroku</text:span> → Backend (Node.js + Express).</text:p>
        </text:list-item>
        <text:list-item>
          <text:p text:style-name="P26"><text:span text:style-name="Strong_20_Emphasis">MongoDB Atlas</text:span> → Managed MongoDB cloud.</text:p>
        </text:list-item>
      </text:list>
      <text:p text:style-name="Text_20_body"/>
      <text:p text:style-name="P1">References:</text:p>
      <text:p text:style-name="P1"><text:s text:c="3"/><text:span text:style-name="T3">https://github.com/ahany42/ElearningPortal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4T11:20:19.505129651</meta:creation-date>
    <dc:date>2025-08-24T11:39:29.172525618</dc:date>
    <meta:editing-duration>PT8M2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6" meta:paragraph-count="138" meta:word-count="912" meta:character-count="5723" meta:non-whitespace-character-count="5055"/>
  </office:meta>
</office:document-meta>
</file>